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598cm" style:rel-column-width="906*"/>
    </style:style>
    <style:style style:name="Table1.B" style:family="table-column">
      <style:table-column-properties style:column-width="2.75cm" style:rel-column-width="1559*"/>
    </style:style>
    <style:style style:name="Table1.D" style:family="table-column">
      <style:table-column-properties style:column-width="4.75cm" style:rel-column-width="2693*"/>
    </style:style>
    <style:style style:name="Table1.E" style:family="table-column">
      <style:table-column-properties style:column-width="4.662cm" style:rel-column-width="2643*"/>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margin-top="0cm" fo:margin-bottom="0.25cm" style:contextual-spacing="false" fo:line-height="200%"/>
    </style:style>
    <style:style style:name="P2" style:family="paragraph" style:parent-style-name="Heading_20_2">
      <style:paragraph-properties fo:margin-top="0cm" fo:margin-bottom="0.25cm" style:contextual-spacing="false" fo:line-height="200%"/>
      <style:text-properties officeooo:rsid="001ae85f" officeooo:paragraph-rsid="001ae85f"/>
    </style:style>
    <style:style style:name="P3" style:family="paragraph" style:parent-style-name="Heading_20_2">
      <style:paragraph-properties fo:margin-top="0cm" fo:margin-bottom="0.25cm" style:contextual-spacing="false" fo:line-height="200%" fo:break-before="page"/>
      <style:text-properties officeooo:rsid="001ae85f" officeooo:paragraph-rsid="00513465"/>
    </style:style>
    <style:style style:name="P4" style:family="paragraph" style:parent-style-name="Heading_20_2">
      <style:paragraph-properties fo:margin-top="0cm" fo:margin-bottom="0.25cm" style:contextual-spacing="false" fo:line-height="200%"/>
    </style:style>
    <style:style style:name="P5" style:family="paragraph" style:parent-style-name="Standard">
      <style:paragraph-properties fo:margin-top="0cm" fo:margin-bottom="0.25cm" style:contextual-spacing="false" fo:line-height="200%"/>
      <style:text-properties officeooo:paragraph-rsid="0036dcce"/>
    </style:style>
    <style:style style:name="P6" style:family="paragraph" style:parent-style-name="Standard">
      <style:paragraph-properties fo:margin-top="0cm" fo:margin-bottom="0.25cm" style:contextual-spacing="false" fo:line-height="200%"/>
      <style:text-properties fo:font-style="normal" officeooo:rsid="002c9316" officeooo:paragraph-rsid="00513465" style:font-style-asian="normal" style:font-style-complex="normal"/>
    </style:style>
    <style:style style:name="P7" style:family="paragraph" style:parent-style-name="Table_20_Contents">
      <style:text-properties officeooo:rsid="0044fe20" officeooo:paragraph-rsid="00513465"/>
    </style:style>
    <style:style style:name="P8" style:family="paragraph" style:parent-style-name="Table_20_Contents">
      <style:text-properties officeooo:rsid="0045fa18" officeooo:paragraph-rsid="00513465"/>
    </style:style>
    <style:style style:name="P9" style:family="paragraph" style:parent-style-name="Table_20_Contents">
      <style:text-properties officeooo:rsid="0047852e" officeooo:paragraph-rsid="00513465"/>
    </style:style>
    <style:style style:name="P10" style:family="paragraph" style:parent-style-name="Table_20_Contents">
      <style:text-properties officeooo:rsid="004befe3" officeooo:paragraph-rsid="00513465"/>
    </style:style>
    <style:style style:name="P11" style:family="paragraph" style:parent-style-name="Table_20_Contents">
      <style:text-properties officeooo:paragraph-rsid="00513465"/>
    </style:style>
    <style:style style:name="P12" style:family="paragraph" style:parent-style-name="Text_20_body">
      <style:paragraph-properties fo:margin-top="0cm" fo:margin-bottom="0.25cm" style:contextual-spacing="false" fo:line-height="200%"/>
      <style:text-properties officeooo:rsid="001b763d" officeooo:paragraph-rsid="001bb9a9"/>
    </style:style>
    <style:style style:name="P13" style:family="paragraph" style:parent-style-name="Text_20_body">
      <style:paragraph-properties fo:margin-top="0cm" fo:margin-bottom="0.25cm" style:contextual-spacing="false" fo:line-height="200%"/>
      <style:text-properties officeooo:rsid="001b763d" officeooo:paragraph-rsid="001b763d"/>
    </style:style>
    <style:style style:name="P14" style:family="paragraph" style:parent-style-name="Text_20_body">
      <style:paragraph-properties fo:margin-top="0cm" fo:margin-bottom="0.25cm" style:contextual-spacing="false" fo:line-height="200%"/>
      <style:text-properties officeooo:rsid="001b763d" officeooo:paragraph-rsid="00513465"/>
    </style:style>
    <style:style style:name="P15" style:family="paragraph" style:parent-style-name="Text_20_body">
      <style:paragraph-properties fo:margin-top="0cm" fo:margin-bottom="0.25cm" style:contextual-spacing="false" fo:line-height="200%"/>
      <style:text-properties officeooo:rsid="001ae85f" officeooo:paragraph-rsid="001ae85f"/>
    </style:style>
    <style:style style:name="P16" style:family="paragraph" style:parent-style-name="Text_20_body">
      <style:paragraph-properties fo:margin-top="0cm" fo:margin-bottom="0.25cm" style:contextual-spacing="false" fo:line-height="200%"/>
      <style:text-properties officeooo:rsid="001ae85f" officeooo:paragraph-rsid="003f8cf3"/>
    </style:style>
    <style:style style:name="P17" style:family="paragraph" style:parent-style-name="Text_20_body">
      <style:paragraph-properties fo:margin-top="0cm" fo:margin-bottom="0.25cm" style:contextual-spacing="false" fo:line-height="200%"/>
      <style:text-properties officeooo:rsid="001ae85f" officeooo:paragraph-rsid="00513465"/>
    </style:style>
    <style:style style:name="P18" style:family="paragraph" style:parent-style-name="Text_20_body">
      <style:paragraph-properties fo:margin-top="0cm" fo:margin-bottom="0.25cm" style:contextual-spacing="false" fo:line-height="200%"/>
      <style:text-properties fo:font-style="normal" officeooo:rsid="001dc8ae" officeooo:paragraph-rsid="001dc8ae" style:font-style-asian="normal" style:font-style-complex="normal"/>
    </style:style>
    <style:style style:name="P19" style:family="paragraph" style:parent-style-name="Text_20_body">
      <style:paragraph-properties fo:margin-top="0cm" fo:margin-bottom="0.25cm" style:contextual-spacing="false" fo:line-height="200%"/>
      <style:text-properties fo:font-style="normal" officeooo:rsid="001dc8ae" officeooo:paragraph-rsid="003c5e19" style:font-style-asian="normal" style:font-style-complex="normal"/>
    </style:style>
    <style:style style:name="P20" style:family="paragraph" style:parent-style-name="Text_20_body">
      <style:paragraph-properties fo:margin-top="0cm" fo:margin-bottom="0.25cm" style:contextual-spacing="false" fo:line-height="200%"/>
      <style:text-properties fo:font-style="normal" officeooo:rsid="002a63f9" officeooo:paragraph-rsid="002a63f9" style:font-style-asian="normal" style:font-style-complex="normal"/>
    </style:style>
    <style:style style:name="P21" style:family="paragraph" style:parent-style-name="Text_20_body">
      <style:paragraph-properties fo:margin-top="0cm" fo:margin-bottom="0.25cm" style:contextual-spacing="false" fo:line-height="200%"/>
      <style:text-properties fo:font-style="normal" officeooo:rsid="002aaa41" officeooo:paragraph-rsid="002a63f9" style:font-style-asian="normal" style:font-style-complex="normal"/>
    </style:style>
    <style:style style:name="P22" style:family="paragraph" style:parent-style-name="Text_20_body">
      <style:paragraph-properties fo:margin-top="0cm" fo:margin-bottom="0.25cm" style:contextual-spacing="false" fo:line-height="200%"/>
      <style:text-properties fo:font-style="normal" officeooo:rsid="003c8226" officeooo:paragraph-rsid="003c8226" style:font-style-asian="normal" style:font-style-complex="normal"/>
    </style:style>
    <style:style style:name="P23" style:family="paragraph" style:parent-style-name="Text_20_body">
      <style:paragraph-properties fo:margin-top="0cm" fo:margin-bottom="0.25cm" style:contextual-spacing="false" fo:line-height="200%"/>
      <style:text-properties fo:font-style="normal" officeooo:rsid="002c9316" officeooo:paragraph-rsid="00513465" style:font-style-asian="normal" style:font-style-complex="normal"/>
    </style:style>
    <style:style style:name="P24" style:family="paragraph" style:parent-style-name="Text_20_body">
      <style:paragraph-properties fo:margin-top="0cm" fo:margin-bottom="0.25cm" style:contextual-spacing="false" fo:line-height="200%"/>
      <style:text-properties fo:font-style="normal" officeooo:rsid="003460cd" officeooo:paragraph-rsid="003460cd" style:font-style-asian="normal" style:font-style-complex="normal"/>
    </style:style>
    <style:style style:name="P25" style:family="paragraph" style:parent-style-name="Text_20_body">
      <style:paragraph-properties fo:margin-top="0cm" fo:margin-bottom="0.25cm" style:contextual-spacing="false" fo:line-height="200%"/>
      <style:text-properties fo:font-style="normal" officeooo:rsid="002e9057" officeooo:paragraph-rsid="003f8cf3" style:font-style-asian="normal" style:font-style-complex="normal"/>
    </style:style>
    <style:style style:name="P26" style:family="paragraph" style:parent-style-name="Text_20_body">
      <style:paragraph-properties fo:margin-top="0cm" fo:margin-bottom="0.25cm" style:contextual-spacing="false" fo:line-height="200%"/>
      <style:text-properties fo:font-style="normal" officeooo:rsid="002e9057" officeooo:paragraph-rsid="002e9057" style:font-style-asian="normal" style:font-style-complex="normal"/>
    </style:style>
    <style:style style:name="P27" style:family="paragraph" style:parent-style-name="Text_20_body">
      <style:paragraph-properties fo:margin-top="0cm" fo:margin-bottom="0.25cm" style:contextual-spacing="false" fo:line-height="200%"/>
      <style:text-properties fo:font-style="normal" officeooo:rsid="00302882" officeooo:paragraph-rsid="00302882" style:font-style-asian="normal" style:font-style-complex="normal"/>
    </style:style>
    <style:style style:name="P28" style:family="paragraph" style:parent-style-name="Text_20_body">
      <style:paragraph-properties fo:margin-top="0cm" fo:margin-bottom="0.25cm" style:contextual-spacing="false" fo:line-height="200%"/>
      <style:text-properties fo:font-style="italic" officeooo:rsid="001dc8ae" officeooo:paragraph-rsid="001dc8ae" style:font-style-asian="italic" style:font-style-complex="italic"/>
    </style:style>
    <style:style style:name="P29" style:family="paragraph" style:parent-style-name="Text_20_body">
      <style:paragraph-properties fo:margin-top="0cm" fo:margin-bottom="0.25cm" style:contextual-spacing="false" fo:line-height="200%"/>
      <style:text-properties fo:font-style="italic" officeooo:rsid="001dc8ae" officeooo:paragraph-rsid="00513465" style:font-style-asian="italic" style:font-style-complex="italic"/>
    </style:style>
    <style:style style:name="P30" style:family="paragraph" style:parent-style-name="Text_20_body">
      <style:paragraph-properties fo:margin-top="0cm" fo:margin-bottom="0.25cm" style:contextual-spacing="false" fo:line-height="200%"/>
      <style:text-properties fo:font-style="italic" officeooo:rsid="002e9057" officeooo:paragraph-rsid="002e9057" style:font-style-asian="italic" style:font-style-complex="italic"/>
    </style:style>
    <style:style style:name="P31" style:family="paragraph" style:parent-style-name="Text_20_body">
      <style:paragraph-properties fo:margin-top="0cm" fo:margin-bottom="0.25cm" style:contextual-spacing="false" fo:line-height="200%"/>
      <style:text-properties fo:font-style="italic" officeooo:rsid="002e9057" officeooo:paragraph-rsid="00302882" style:font-style-asian="italic" style:font-style-complex="italic"/>
    </style:style>
    <style:style style:name="P32" style:family="paragraph" style:parent-style-name="Text_20_body">
      <style:paragraph-properties fo:margin-top="0cm" fo:margin-bottom="0.25cm" style:contextual-spacing="false" fo:line-height="200%"/>
      <style:text-properties fo:font-style="italic" officeooo:rsid="00513465" officeooo:paragraph-rsid="00513465" style:font-style-asian="italic" style:font-style-complex="italic"/>
    </style:style>
    <style:style style:name="P33" style:family="paragraph" style:parent-style-name="Text_20_body">
      <style:paragraph-properties fo:margin-top="0cm" fo:margin-bottom="0.25cm" style:contextual-spacing="false" fo:line-height="200%"/>
      <style:text-properties officeooo:paragraph-rsid="002a63f9"/>
    </style:style>
    <style:style style:name="P34" style:family="paragraph" style:parent-style-name="Text_20_body">
      <style:paragraph-properties fo:margin-top="0cm" fo:margin-bottom="0.25cm" style:contextual-spacing="false" fo:line-height="200%"/>
      <style:text-properties officeooo:paragraph-rsid="00347581"/>
    </style:style>
    <style:style style:name="P35" style:family="paragraph" style:parent-style-name="Text_20_body">
      <style:paragraph-properties fo:margin-top="0cm" fo:margin-bottom="0.25cm" style:contextual-spacing="false" fo:line-height="200%"/>
      <style:text-properties officeooo:paragraph-rsid="003c5e19"/>
    </style:style>
    <style:style style:name="P36" style:family="paragraph" style:parent-style-name="Text_20_body">
      <style:paragraph-properties fo:margin-top="0cm" fo:margin-bottom="0.25cm" style:contextual-spacing="false" fo:line-height="200%"/>
      <style:text-properties officeooo:paragraph-rsid="00316617"/>
    </style:style>
    <style:style style:name="P37" style:family="paragraph" style:parent-style-name="Text_20_body">
      <style:paragraph-properties fo:margin-top="0cm" fo:margin-bottom="0.25cm" style:contextual-spacing="false" fo:line-height="200%"/>
      <style:text-properties officeooo:paragraph-rsid="00513465"/>
    </style:style>
    <style:style style:name="P38" style:family="paragraph" style:parent-style-name="Text_20_body">
      <style:paragraph-properties fo:margin-top="0cm" fo:margin-bottom="0.25cm" style:contextual-spacing="false" fo:line-height="200%"/>
      <style:text-properties officeooo:rsid="002e9057" officeooo:paragraph-rsid="002e9057"/>
    </style:style>
    <style:style style:name="P39" style:family="paragraph" style:parent-style-name="Text_20_body">
      <style:paragraph-properties fo:margin-top="0cm" fo:margin-bottom="0.25cm" style:contextual-spacing="false" fo:line-height="200%"/>
      <style:text-properties officeooo:rsid="0036dcce" officeooo:paragraph-rsid="0036dcce"/>
    </style:style>
    <style:style style:name="P40" style:family="paragraph" style:parent-style-name="Text_20_body">
      <style:paragraph-properties fo:margin-top="0cm" fo:margin-bottom="0.25cm" style:contextual-spacing="false" fo:line-height="200%"/>
      <style:text-properties officeooo:rsid="00398ab1" officeooo:paragraph-rsid="00513465"/>
    </style:style>
    <style:style style:name="P41" style:family="paragraph" style:parent-style-name="Text_20_body">
      <style:paragraph-properties fo:margin-top="0cm" fo:margin-bottom="0.25cm" style:contextual-spacing="false" fo:line-height="200%"/>
      <style:text-properties officeooo:rsid="0039f23c" officeooo:paragraph-rsid="00398ab1"/>
    </style:style>
    <style:style style:name="P42" style:family="paragraph" style:parent-style-name="Text_20_body">
      <style:paragraph-properties fo:margin-top="0cm" fo:margin-bottom="0.25cm" style:contextual-spacing="false" fo:line-height="200%"/>
      <style:text-properties officeooo:rsid="0039f23c" officeooo:paragraph-rsid="00513465"/>
    </style:style>
    <style:style style:name="P43" style:family="paragraph" style:parent-style-name="Text_20_body">
      <style:paragraph-properties fo:margin-top="0cm" fo:margin-bottom="0.25cm" style:contextual-spacing="false" fo:line-height="200%"/>
      <style:text-properties officeooo:rsid="00514bda" officeooo:paragraph-rsid="00514bda"/>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style:style>
    <style:style style:name="T8" style:family="text">
      <style:text-properties style:use-window-font-color="true" loext:opacity="0%" officeooo:rsid="00500131"/>
    </style:style>
    <style:style style:name="T9" style:family="text">
      <style:text-properties style:use-window-font-color="true" loext:opacity="0%" officeooo:rsid="001dee12"/>
    </style:style>
    <style:style style:name="T10" style:family="text">
      <style:text-properties style:use-window-font-color="true" loext:opacity="0%" officeooo:rsid="001f842e"/>
    </style:style>
    <style:style style:name="T11" style:family="text">
      <style:text-properties style:use-window-font-color="true" loext:opacity="0%" officeooo:rsid="0020b110"/>
    </style:style>
    <style:style style:name="T12" style:family="text">
      <style:text-properties style:use-window-font-color="true" loext:opacity="0%" officeooo:rsid="00044fe8"/>
    </style:style>
    <style:style style:name="T13" style:family="text">
      <style:text-properties style:use-window-font-color="true" loext:opacity="0%" officeooo:rsid="00230d29"/>
    </style:style>
    <style:style style:name="T14" style:family="text">
      <style:text-properties style:use-window-font-color="true" loext:opacity="0%" officeooo:rsid="009ded65"/>
    </style:style>
    <style:style style:name="T15" style:family="text">
      <style:text-properties style:use-window-font-color="true" loext:opacity="0%" officeooo:rsid="0036dcce"/>
    </style:style>
    <style:style style:name="T16" style:family="text">
      <style:text-properties style:use-window-font-color="true" loext:opacity="0%" officeooo:rsid="00514bda"/>
    </style:style>
    <style:style style:name="T17" style:family="text">
      <style:text-properties fo:font-style="normal" style:font-style-asian="normal" style:font-style-complex="normal"/>
    </style:style>
    <style:style style:name="T18" style:family="text">
      <style:text-properties fo:font-style="normal" officeooo:rsid="002a63f9" style:font-style-asian="normal" style:font-style-complex="normal"/>
    </style:style>
    <style:style style:name="T19" style:family="text">
      <style:text-properties fo:font-style="normal" officeooo:rsid="002aaa41" style:font-style-asian="normal" style:font-style-complex="normal"/>
    </style:style>
    <style:style style:name="T20" style:family="text">
      <style:text-properties fo:font-style="normal" officeooo:rsid="00302882" style:font-style-asian="normal" style:font-style-complex="normal"/>
    </style:style>
    <style:style style:name="T21" style:family="text">
      <style:text-properties fo:font-style="normal" officeooo:rsid="00347581" style:font-style-asian="normal" style:font-style-complex="normal"/>
    </style:style>
    <style:style style:name="T22" style:family="text">
      <style:text-properties fo:font-style="normal" officeooo:rsid="0034ac0a" style:font-style-asian="normal" style:font-style-complex="normal"/>
    </style:style>
    <style:style style:name="T23" style:family="text">
      <style:text-properties fo:font-style="normal" officeooo:rsid="00365009" style:font-style-asian="normal" style:font-style-complex="normal"/>
    </style:style>
    <style:style style:name="T24" style:family="text">
      <style:text-properties fo:font-style="normal" officeooo:rsid="003c5e19" style:font-style-asian="normal" style:font-style-complex="normal"/>
    </style:style>
    <style:style style:name="T25" style:family="text">
      <style:text-properties fo:font-style="normal" officeooo:rsid="003c8226" style:font-style-asian="normal" style:font-style-complex="normal"/>
    </style:style>
    <style:style style:name="T26" style:family="text">
      <style:text-properties fo:font-style="normal" officeooo:rsid="004e6a0e"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730b6f" style:font-style-asian="normal" style:font-weight-asian="normal" style:font-style-complex="normal" style:font-weight-complex="normal"/>
    </style:style>
    <style:style style:name="T29" style:family="text">
      <style:text-properties fo:font-style="normal" fo:font-weight="normal" officeooo:rsid="00352849" style:font-style-asian="normal" style:font-weight-asian="normal" style:font-style-complex="normal" style:font-weight-complex="normal"/>
    </style:style>
    <style:style style:name="T30" style:family="text">
      <style:text-properties fo:font-style="normal" fo:font-weight="normal" officeooo:rsid="004befe3" style:font-style-asian="normal" style:font-weight-asian="normal" style:font-style-complex="normal" style:font-weight-complex="normal"/>
    </style:style>
    <style:style style:name="T31" style:family="text">
      <style:text-properties fo:font-style="normal" fo:font-weight="normal" officeooo:rsid="0073141f" style:font-style-asian="normal" style:font-weight-asian="normal" style:font-style-complex="normal" style:font-weight-complex="normal"/>
    </style:style>
    <style:style style:name="T32" style:family="text">
      <style:text-properties officeooo:rsid="00302882"/>
    </style:style>
    <style:style style:name="T33" style:family="text">
      <style:text-properties officeooo:rsid="00316617"/>
    </style:style>
    <style:style style:name="T34" style:family="text">
      <style:text-properties officeooo:rsid="003174e1"/>
    </style:style>
    <style:style style:name="T35" style:family="text">
      <style:text-properties officeooo:rsid="00322145"/>
    </style:style>
    <style:style style:name="T36" style:family="text">
      <style:text-properties officeooo:rsid="0036dcce"/>
    </style:style>
    <style:style style:name="T37" style:family="text">
      <style:text-properties officeooo:rsid="0038b912"/>
    </style:style>
    <style:style style:name="T38" style:family="text">
      <style:text-properties officeooo:rsid="00398ab1"/>
    </style:style>
    <style:style style:name="T39" style:family="text">
      <style:text-properties officeooo:rsid="0039f23c"/>
    </style:style>
    <style:style style:name="T40" style:family="text">
      <style:text-properties officeooo:rsid="003c8226"/>
    </style:style>
    <style:style style:name="T41" style:family="text">
      <style:text-properties officeooo:rsid="003d9e4e"/>
    </style:style>
    <style:style style:name="T42" style:family="text">
      <style:text-properties style:font-name="Times New Roman"/>
    </style:style>
    <style:style style:name="T43" style:family="text">
      <style:text-properties style:font-name="Times New Roman" fo:font-style="normal" style:font-style-asian="normal" style:font-style-complex="normal"/>
    </style:style>
    <style:style style:name="T44" style:family="text">
      <style:text-properties style:font-name="Times New Roman" fo:font-style="normal" officeooo:rsid="002e9057" style:font-style-asian="normal" style:font-style-complex="normal"/>
    </style:style>
    <style:style style:name="T45" style:family="text">
      <style:text-properties style:font-name="Times New Roman" fo:font-style="normal" officeooo:rsid="00514bda" style:font-style-asian="normal" style:font-style-complex="normal"/>
    </style:style>
    <style:style style:name="T46" style:family="text">
      <style:text-properties officeooo:rsid="0044fe20"/>
    </style:style>
    <style:style style:name="T47" style:family="text">
      <style:text-properties officeooo:rsid="0045fa18"/>
    </style:style>
    <style:style style:name="T48" style:family="text">
      <style:text-properties officeooo:rsid="0047852e"/>
    </style:style>
    <style:style style:name="T49" style:family="text">
      <style:text-properties officeooo:rsid="0047b26f"/>
    </style:style>
    <style:style style:name="T50" style:family="text">
      <style:text-properties officeooo:rsid="004a6b0c"/>
    </style:style>
    <style:style style:name="T51" style:family="text">
      <style:text-properties officeooo:rsid="004befe3"/>
    </style:style>
    <style:style style:name="T52" style:family="text">
      <style:text-properties officeooo:rsid="004e6a0e"/>
    </style:style>
    <style:style style:name="T53" style:family="text">
      <style:text-properties officeooo:rsid="004f5b12"/>
    </style:style>
    <style:style style:name="T54" style:family="text">
      <style:text-properties officeooo:rsid="00513465"/>
    </style:style>
    <style:style style:name="T55" style:family="text">
      <style:text-properties officeooo:rsid="0033bea5"/>
    </style:style>
    <style:style style:name="T56" style:family="text">
      <style:text-properties officeooo:rsid="0051aecd"/>
    </style:style>
    <style:style style:name="T57" style:family="text">
      <style:text-properties officeooo:rsid="0052424d"/>
    </style:style>
    <style:style style:name="T58" style:family="text">
      <style:text-properties officeooo:rsid="00539fb3"/>
    </style:style>
    <style:style style:name="T59" style:family="text">
      <style:text-properties officeooo:rsid="00549a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text:span>iscussion</text:h>
      <text:p text:style-name="P12">The main objective of my thesis was to better understand the drivers of tetrapods’ trophic interactions (Chapter 1-2), food web assembly (Chapter <text:span text:style-name="T36">1-</text:span>2), migratory behaviour (Chapter 3), and trends (Chapter 4). To do so, I mainly focused on <text:span text:style-name="T3">species functional </text:span>traits <text:span text:style-name="T3">and</text:span> <text:span text:style-name="T4">us</text:span><text:span text:style-name="T5">ed</text:span><text:span text:style-name="T4"> a </text:span>macroecological <text:span text:style-name="T4">approach</text:span>, <text:span text:style-name="T3">looking at hundreds to thousands of species across continental scale. </text:span><text:span text:style-name="T6">From t</text:span><text:span text:style-name="T4">his large scale approach, </text:span><text:span text:style-name="T6">I</text:span><text:span text:style-name="T4"> highlight</text:span><text:span text:style-name="T6">ed</text:span><text:span text:style-name="T4"> novel generalities across communities, space, and time. </text:span><text:span text:style-name="T5">Here, I</text:span><text:span text:style-name="T4"> will discuss these key findings, their implications, limitations, and </text:span><text:span text:style-name="T5">the </text:span><text:span text:style-name="T4">future directions in three major themes of the thesis: trait-based prediction</text:span><text:span text:style-name="T6">s</text:span><text:span text:style-name="T4"> of </text:span><text:span text:style-name="T6">trophic </text:span><text:span text:style-name="T4">interactions, food web assembly, and seasonal bird biogeography.</text:span></text:p>
      <text:p text:style-name="P14"/>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7">Chapter</text:p>
          </table:table-cell>
          <table:table-cell table:style-name="Table1.A1" office:value-type="string">
            <text:p text:style-name="P7">Question</text:p>
          </table:table-cell>
          <table:table-cell table:style-name="Table1.A1" office:value-type="string">
            <text:p text:style-name="P7">Methodology</text:p>
          </table:table-cell>
          <table:table-cell table:style-name="Table1.A1" office:value-type="string">
            <text:p text:style-name="P7">Main Findings</text:p>
          </table:table-cell>
          <table:table-cell table:style-name="Table1.E1" office:value-type="string">
            <text:p text:style-name="P7">Implications</text:p>
          </table:table-cell>
        </table:table-row>
        <table:table-row>
          <table:table-cell table:style-name="Table1.A2" office:value-type="string">
            <text:p text:style-name="P7">1</text:p>
          </table:table-cell>
          <table:table-cell table:style-name="Table1.A2" office:value-type="string">
            <text:p text:style-name="P11"><text:span text:style-name="T46">Ho</text:span>w well we can predict interactions across large spatial scales and food webs ?</text:p>
          </table:table-cell>
          <table:table-cell table:style-name="Table1.A2" office:value-type="string">
            <text:p text:style-name="P8">We used the food web of European tetrapods and species traits to train a series of Bayesian hierarchical linear models.</text:p>
          </table:table-cell>
          <table:table-cell table:style-name="Table1.A2" office:value-type="string">
            <text:p text:style-name="P11"><text:span text:style-name="T46">- M</text:span>odels calibrated with very few known interactions estimated the entire food web reasonably well.</text:p>
            <text:p text:style-name="P7">- Predictability of interactions was homogeneous in space.</text:p>
            <text:p text:style-name="P7">- Interactions of some species (e.g., generalist species) are not as well predicted.</text:p>
          </table:table-cell>
          <table:table-cell table:style-name="Table1.E2" office:value-type="string">
            <text:p text:style-name="P7">- Trait relationships between interacting species are general within the European food web.</text:p>
            <text:p text:style-name="P7">- Trait-based models can make preliminary predictions to fill interaction data shortfalls.</text:p>
          </table:table-cell>
        </table:table-row>
        <table:table-row>
          <table:table-cell table:style-name="Table1.A2" office:value-type="string">
            <text:p text:style-name="P7">2</text:p>
          </table:table-cell>
          <table:table-cell table:style-name="Table1.A2" office:value-type="string">
            <text:p text:style-name="P11"><text:span text:style-name="T47">H</text:span>ow well <text:span text:style-name="T47">trait-based interaction</text:span> models can extrapolate to <text:span text:style-name="T47">predict interactions and network properties in</text:span> new ecological communities?</text:p>
          </table:table-cell>
          <table:table-cell table:style-name="Table1.A2" office:value-type="string">
            <text:p text:style-name="P11">We train<text:span text:style-name="T47">ed</text:span> models of trophic interactions on four vertebrate food webs (Canadian tundra, Serengeti, Pyrenees, and Europe) and evaluate how well these models predict each food web.</text:p>
          </table:table-cell>
          <table:table-cell table:style-name="Table1.A2" office:value-type="string">
            <text:p text:style-name="P11">- <text:span text:style-name="T47">T</text:span>rait-based models predict most interactions <text:span text:style-name="T47">correctly in other food webs.</text:span></text:p>
            <text:p text:style-name="P11">- <text:span text:style-name="T47">Transferability decreased with increasing phylogenetic and environmental dissimilarity.</text:span></text:p>
            <text:p text:style-name="P11">- <text:span text:style-name="T47">Network properties were less well predicted than interactions.</text:span></text:p>
          </table:table-cell>
          <table:table-cell table:style-name="Table1.E2" office:value-type="string">
            <text:p text:style-name="P11">- <text:span text:style-name="T48">Trait-based models can make first approximation of food webs in area with little to no data.</text:span></text:p>
            <text:p text:style-name="P11">- <text:span text:style-name="T48">Food web variation is mainly driven by variation in traits rather than by variation in trait relationships between interacting species.</text:span></text:p>
            <text:p text:style-name="P11">- <text:span text:style-name="T48">Constraint beyond trait relationships are shaping food webs.</text:span></text:p>
          </table:table-cell>
        </table:table-row>
        <table:table-row>
          <table:table-cell table:style-name="Table1.A2" office:value-type="string">
            <text:p text:style-name="P7">3</text:p>
          </table:table-cell>
          <table:table-cell table:style-name="Table1.A2" office:value-type="string">
            <text:p text:style-name="P11"><text:span text:style-name="T48">H</text:span>ow <text:span text:style-name="T48">bird </text:span>traits explain <text:span text:style-name="T48">birds degree to endure winter versus migrating to be expose to similar climatic conditions across seasons?</text:span></text:p>
          </table:table-cell>
          <table:table-cell table:style-name="Table1.A2" office:value-type="string">
            <text:p text:style-name="P9">We modelled variations in North American bird distributions and climate they experience across seasons as a function of their traits.</text:p>
          </table:table-cell>
          <table:table-cell table:style-name="Table1.A2" office:value-type="string">
            <text:p text:style-name="P11">- <text:span text:style-name="T49">S</text:span>pecies traits <text:span text:style-name="T49">explain migratory</text:span> strategies with body mass better explaining movement in climatic space and the hand-wing index indicating movement in geographic space.</text:p>
            <text:p text:style-name="P11">- <text:span text:style-name="T49">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P11">- <text:span text:style-name="T50">The seasonal redistribution of bird and trait diversity across seasons will influence the functioning of communities.</text:span></text:p>
            <text:p text:style-name="P11">- <text:span text:style-name="T50">Given changing seasonal dynamics, we need a better understanding of how birds interact with climate across their annual cycle to better anticipate the consequences of climate change.</text:span></text:p>
          </table:table-cell>
        </table:table-row>
        <text:soft-page-break/>
        <table:table-row>
          <table:table-cell table:style-name="Table1.A2" office:value-type="string">
            <text:p text:style-name="P7">4</text:p>
          </table:table-cell>
          <table:table-cell table:style-name="Table1.A2" office:value-type="string">
            <text:p text:style-name="P10">How do seasonal level of human impact, protection, and bird traits explain the trends among North American bird species?</text:p>
          </table:table-cell>
          <table:table-cell table:style-name="Table1.A2" office:value-type="string">
            <text:p text:style-name="P10">We combined seasonal distribution of North American birds to quantify seasonal level of stress and protection and relate them to estimated species trends between 1970 and 2017.</text:p>
          </table:table-cell>
          <table:table-cell table:style-name="Table1.A2" office:value-type="string">
            <text:p text:style-name="P11">- <text:span text:style-name="T51">M</text:span><text:span text:style-name="T28">ost bird </text:span><text:span text:style-name="T30">communities</text:span><text:span text:style-name="T28"> declined between </text:span><text:span text:style-name="T29">19% and 39%</text:span><text:span text:style-name="T28"> since 1970 throughout North America.</text:span></text:p>
            <text:p text:style-name="P10"><text:span text:style-name="T28">- </text:span><text:span text:style-name="T27">L</text:span><text:span text:style-name="T28">evel of stress and protection during all seasons, especially during migration, </text:span><text:span text:style-name="T31">seems to be</text:span><text:span text:style-name="T28"> important drivers of bird trends.</text:span></text:p>
            <text:p text:style-name="P10"><text:span text:style-name="T28">- </text:span><text:span text:style-name="T27">S</text:span><text:span text:style-name="T28">maller birds, and birds that travel longer distances tend to decline more than average</text:span></text:p>
          </table:table-cell>
          <table:table-cell table:style-name="Table1.E2" office:value-type="string">
            <text:p text:style-name="P11">- <text:span text:style-name="T51">Birds that are more tolerant during breeding and nonbreeding to human impacts decline less.</text:span></text:p>
            <text:p text:style-name="P11"><text:span text:style-name="T51">- It is important to </text:span>integrate spatiotemporal variation<text:span text:style-name="T51">s</text:span> in stressors, protection measures, and species traits <text:span text:style-name="T51">into conservation efforts.</text:span></text:p>
            <text:p text:style-name="P11"/>
          </table:table-cell>
        </table:table-row>
      </table:table>
      <text:h text:style-name="P3" text:outline-level="2" text:is-list-header="true">Trait-based predictions of <text:span text:style-name="T6">trophic </text:span>interactions</text:h>
      <text:p text:style-name="P18">Trophic interactions, <text:span text:style-name="T8">where a predator species feeds on a prey species, </text:span><text:span text:style-name="T7">are constrained by neutral and niche processes. </text:span><text:span text:style-name="T9">First, a species can only feed on another if they co-occur (neutral constraint) which results from environmental filters, dispersal limitations, and species interactions. Second, a species will feed on another only if the traits of the prey species fits within the trophic niche of the predator </text:span><text:span text:style-name="T10">(niche constraint)</text:span><text:span text:style-name="T9">. This ‘match’ between the trophic niche of the predator and the traits of the prey is encapsulated in trait-based trophic interaction models. </text:span><text:span text:style-name="T16">The accuracy of</text:span><text:span text:style-name="T11"> these</text:span><text:span text:style-name="T10"> models </text:span><text:span text:style-name="T16">depends</text:span><text:span text:style-name="T11"> on</text:span><text:span text:style-name="T10"> </text:span><text:span text:style-name="T16">the</text:span><text:span text:style-name="T11"> generalities in the trait-interaction relationships of predators and prey across taxa and ecosystems.</text:span></text:p>
      <text:p text:style-name="P28"/>
      <text:p text:style-name="P28"><text:span text:style-name="T53">Findings and i</text:span>mplications</text:p>
      <text:p text:style-name="P33"><text:span text:style-name="T18">The Eltonian Shortfall – “the lack of knowledge on species' interactions and these interactions' effects on individual survival and fitness” – is one of the largest data gap in ecology. In fact, we lack interaction data for most taxa and ecosystems. Our finding of generalities within food web (Chapter 1), and across food webs (Chapter 2) indicate that trait-based </text:span><text:span text:style-name="T19">predictions</text:span><text:span text:style-name="T18"> could be used to get a </text:span><text:span text:style-name="T17">first-order approximations of food web</text:span><text:span text:style-name="T18">s. We showed that even with limited data, these models can fill gaps in incomplete food web or predict interactions in ecosystems where we </text:span><text:span text:style-name="T19">have little to no data</text:span><text:span text:style-name="T18">. </text:span><text:span text:style-name="T19">Trait-based models tend to systematically overestimate the number of interactions suggesting that predicted interactions are candidate interactions, which can then be refined through geographic subsets, expert opinion or additional data.</text:span></text:p>
      <text:p text:style-name="P21"/>
      <text:p text:style-name="P34"><text:span text:style-name="T21">Protecting species interactions should allow a more functional approach to conservation. </text:span><text:span text:style-name="T22">First, interactions provide ecosystems function. Second, from interactions, we can infer the role of </text:span><text:soft-page-break/><text:span text:style-name="T22">species in ecosystems. Third, we can anticipate indirect consequences of managing species on other species in the ecosystems. So far, this opportunity have still been underused, in part due to the lack of interaction data. T</text:span><text:span text:style-name="T21">he opportunity to predict interactions even in places we have very little to no data, as demonstrated in chapters 1 and 2, </text:span><text:span text:style-name="T22">should alleviate some of the </text:span><text:span text:style-name="T23">barriers into utilizing interaction data into conservation planning</text:span><text:span text:style-name="T22">.</text:span></text:p>
      <text:p text:style-name="P20"/>
      <text:p text:style-name="P29"><text:span text:style-name="T53">Limitations and f</text:span><text:span text:style-name="T52">uture directions</text:span></text:p>
      <text:p text:style-name="P35"><text:span text:style-name="T24">Interaction strength, unlike the qualitative presence or absence of an interaction, is a continuous measurement which attempts to quantify the effect of one species on another. </text:span><text:span text:style-name="T25">U</text:span>nderstanding flow in modules within networks can aid in understanding the organization of networks or the cascading effects of perturbations. <text:span text:style-name="T40">Yet, most trophic interactions model, including the ones we used in chapters 1 and 2, sought to predict the probability that a species could feed on another species</text:span><text:span text:style-name="T25">. Although probabilistic interactions do provide some insights beyond the ones provided by qualitative interactions, </text:span><text:span text:style-name="T26">models predicting</text:span><text:span text:style-name="T25"> the effect of one species on another </text:span><text:span text:style-name="T26">would be more useful</text:span><text:span text:style-name="T25">. <text:s/></text:span></text:p>
      <text:p text:style-name="P19"/>
      <text:p text:style-name="P22">Since we focused on trophic interactions between terrestrial vertebrates, our food webs do not include basal species (plants) or invertebrates. <text:span text:style-name="T41">These are, of course, important to understand how energy might flow in ecosystem</text:span><text:span text:style-name="T53">s</text:span><text:span text:style-name="T41">. New data could fill this shortfall, but </text:span><text:span text:style-name="T53">future research could test whether</text:span><text:span text:style-name="T41"> trait-interaction relationships are also general for herbivory or vertebrate-invertebrate interactions.</text:span></text:p>
      <text:p text:style-name="P18"/>
      <text:p text:style-name="P29"><text:soft-page-break/><text:span text:style-name="Default_20_Paragraph_20_Font"><text:span text:style-name="T45">In both chapter 1 and 2, we used species-level traits,</text:span></text:span><text:span text:style-name="Default_20_Paragraph_20_Font"><text:span text:style-name="T43"> ignoring </text:span></text:span><text:span text:style-name="Default_20_Paragraph_20_Font"><text:span text:style-name="T45">the potential role of </text:span></text:span><text:span text:style-name="Default_20_Paragraph_20_Font"><text:span text:style-name="T43">intraspecific variation within and across regions </text:span></text:span><text:span text:style-name="Default_20_Paragraph_20_Font"><text:span text:style-name="T45">on species interactions</text:span></text:span><text:span text:style-name="Default_20_Paragraph_20_Font"><text:span text:style-name="T43">.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1Rq8OM9f8N"/><text:span text:style-name="Default_20_Paragraph_20_Font"><text:span text:style-name="T43">(Gomulkiewicz et al., 2000)</text:span></text:span><text:reference-mark-end text:name="ZOTERO_ITEM CSL_CITATION {&quot;citationID&quot;:&quot;lwdE73Sb&quot;,&quot;properties&quot;:{&quot;formattedCitation&quot;:&quot;(Gomulkiewicz 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1Rq8OM9f8N"/><text:span text:style-name="Default_20_Paragraph_20_Font"><text:span text:style-name="T43">. </text:span></text:span><text:span text:style-name="Default_20_Paragraph_20_Font"><text:span text:style-name="T44">It is reasonable to believe that intraspecific variation is less important in regional and potential food webs than local and realized food webs, but future studies would need to evaluate the extent and scale to which co-evolutionary dynamics influence trait-based predictions of trophic interactions and food webs. </text:span></text:span></text:p>
      <text:p text:style-name="P16"/>
      <text:p text:style-name="P43">Finally, <text:span text:style-name="T56">when the goal is mainly filling knowledge gaps, rather than ecological inferences, the <text:s/>future of trophic interaction predictions may lie on </text:span><text:span text:style-name="T57">less ‘traditional’</text:span><text:span text:style-name="T56"> methods. </text:span><text:span text:style-name="T57">T</text:span><text:span text:style-name="T56">he rise of both computing power and machine learning methods, like generative artificial intelligence, </text:span><text:span text:style-name="T57">should open new opportunity to gather and infer new interaction data from images, bioacoustics, texts, environmental DNA, or remote-sensing </text:span><text:span text:style-name="T58">(REF)</text:span><text:span text:style-name="T57">. </text:span><text:span text:style-name="T59">For prediction, machine learning algorithms should be used with care as they sometimes tend to overfit, which lead to low transferability, and learn biases in the data used for training. However, when used correctly, these models have been shown to transfer well to new conditions, and work with limited and biased data. </text:span></text:p>
      <text:h text:style-name="P2" text:outline-level="2"/>
      <text:h text:style-name="P2" text:outline-level="2">The assembly of food webs</text:h>
      <text:p text:style-name="P36"><text:span text:style-name="T33">Variation of food web structure along environmental gradients is driven by three </text:span><text:span text:style-name="T34">mechanisms</text:span><text:span text:style-name="T33">: (1) changes in species pool, (2) </text:span><text:span text:style-name="T34">constraints acting at the food web level, and (3) </text:span><text:span text:style-name="T33">changes in trait-interaction relationships. The first </text:span><text:span text:style-name="T34">mechanism</text:span><text:span text:style-name="T33">, changes in species pool is well studied and is explained by coexistence and co-occurrence theory. </text:span><text:span text:style-name="T34">This mechanism results from the individual responses of species to the abiotic and biotic environment, and from dispersal limitations. The </text:span><text:soft-page-break/><text:span text:style-name="T34">second mechanisms include environmental factors that constrain the structure of food webs. For example, primary productivity may increase the feasible number of trophic level or seasons can create modules in food webs. Another constraint is dynamical, where not all food web structure are equally feasible. Finally, the third mechanism, trait-interaction relationships, include the changes in the traits that explain why a predator may feed on a prey. For example, the body mass ratio between the consumer and resources might vary with temperature due to metabolic constraints.</text:span></text:p>
      <text:p text:style-name="P36"/>
      <text:p text:style-name="P29"><text:span text:style-name="T53">Findings and i</text:span>mplications</text:p>
      <text:p text:style-name="P6">Our ability to predict food web interactions across contrasting environments suggests that spatial food web variation is mainly driven by changes in the distribution of functional traits, and less so by the variation of trait-interaction relationships. These results are in line with previous research finding generalities made on trait-matching relationships across European bioregions (Caron et al., <text:bookmark text:name="#geb13807-bib-0008_R_d86497177e1831 Copy 1"/><text:a xlink:type="simple" xlink:href="https://onlinelibrary-wiley-com.proxy3.library.mcgill.ca/doi/full/10.1111/geb.13807#geb13807-bib-0008" text:style-name="Internet_20_link" text:visited-style-name="Visited_20_Internet_20_Link">2022</text:a>), predator–prey body-size ratios within habitat, predator and prey types (Brose et al., <text:bookmark text:name="#geb13807-bib-0006_R_d86497177e1834 Copy 1"/><text:a xlink:type="simple" xlink:href="https://onlinelibrary-wiley-com.proxy3.library.mcgill.ca/doi/full/10.1111/geb.13807#geb13807-bib-0006" text:style-name="Internet_20_link" text:visited-style-name="Visited_20_Internet_20_Link">2006</text:a>), and the trait-interaction relationships in soil invertebrates across three forest areas in Germany (Laigle et al., <text:bookmark text:name="#geb13807-bib-0034_R_d86497177e1837 Copy 1"/><text:a xlink:type="simple" xlink:href="https://onlinelibrary-wiley-com.proxy3.library.mcgill.ca/doi/full/10.1111/geb.13807#geb13807-bib-0034" text:style-name="Internet_20_link" text:visited-style-name="Visited_20_Internet_20_Link">2018</text:a>). The generalities we found in trait-matching relationships within major taxonomic groups (order and class) also add to previous research indicating evolutionary conservation of species interactions (Gómez et al., <text:bookmark text:name="#geb13807-bib-0019_R_d86497177e1840 Copy 1"/><text:a xlink:type="simple" xlink:href="https://onlinelibrary-wiley-com.proxy3.library.mcgill.ca/doi/full/10.1111/geb.13807#geb13807-bib-0019" text:style-name="Internet_20_link" text:visited-style-name="Visited_20_Internet_20_Link">2010</text:a>) and role (Stouffer et al., <text:bookmark text:name="#geb13807-bib-0050_R_d86497177e1844 Copy 1"/><text:a xlink:type="simple" xlink:href="https://onlinelibrary-wiley-com.proxy3.library.mcgill.ca/doi/full/10.1111/geb.13807#geb13807-bib-0050" text:style-name="Internet_20_link" text:visited-style-name="Visited_20_Internet_20_Link">2012</text:a>).</text:p>
      <text:p text:style-name="P23"/>
      <text:p text:style-name="P37"><text:span text:style-name="T35">We also highlighted a major limit of trait-based interaction model: they cannot predict food web structures. This suggest that additional constraints are not captured by these model. Area, spatial and temporal structure of the environment, for example, have been shown to structure ecological networks by creating modules and specialization structures. Stability criteria also constrains the </text:span><text:soft-page-break/><text:span text:style-name="T35">distribution of motifs, the number of interactions, and strength of these interactions. Finally, </text:span><text:span text:style-name="T55">other environmental factors may influence the structure, such as primary productivity which const</text:span><text:span text:style-name="T38">r</text:span><text:span text:style-name="T55">ains the number of trophic level and the diversity at each trophic levels. It is not surprising since the focus of trophic interaction model are the functional relationships between pairs of species and mechanisms acting on the network.</text:span></text:p>
      <text:p text:style-name="P24"/>
      <text:p text:style-name="P29"><text:span text:style-name="T53">Limitations and f</text:span><text:span text:style-name="T52">uture directions</text:span></text:p>
      <text:p text:style-name="P25"><text:span text:style-name="Default_20_Paragraph_20_Font"><text:span text:style-name="T42">The exclusion of non-vertebrates (e.g., plants, invertebrates, parasites) meant the first trophic levels were vertebrates, not primary producers, but the extension of trait-matching models to also include invertebrates can be achieved with a coarser resolution </text:span></text:span><text:reference-mark-start text:name="ZOTERO_ITEM CSL_CITATION {&quot;citationID&quot;:&quot;rWOlH2jz&quot;,&quot;properties&quot;:{&quot;formattedCitation&quot;:&quot;(Li et al., 2023)&quot;,&quot;plainCitation&quot;:&quot;(Li et al., 2023)&quot;,&quot;noteIndex&quot;:0},&quot;citationItems&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LubV27coqT"/><text:span text:style-name="Default_20_Paragraph_20_Font"><text:span text:style-name="T42">(Li et al., 2023)</text:span></text:span><text:reference-mark-end text:name="ZOTERO_ITEM CSL_CITATION {&quot;citationID&quot;:&quot;rWOlH2jz&quot;,&quot;properties&quot;:{&quot;formattedCitation&quot;:&quot;(Li et al., 2023)&quot;,&quot;plainCitation&quot;:&quot;(Li et al., 2023)&quot;,&quot;noteIndex&quot;:0},&quot;citationItems&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LubV27coqT"/><text:span text:style-name="Default_20_Paragraph_20_Font"><text:span text:style-name="T42"> or with additional traits (Laigle et al., 2018). </text:span></text:span></text:p>
      <text:p text:style-name="P25"><text:span text:style-name="Default_20_Paragraph_20_Font"><text:span text:style-name="T42"/></text:span></text:p>
      <text:p text:style-name="P25"><text:span text:style-name="Default_20_Paragraph_20_Font"><text:span text:style-name="T42">Third, due to the scarcity of food web data, we only had four food webs to work with. This means we only had four sets of within-food web predictions and 12 sets of between-food web predictions. This explains the large uncertainty for some of our results (e.g., Figure 2). </text:span></text:span></text:p>
      <text:p text:style-name="P25"><text:span text:style-name="Default_20_Paragraph_20_Font"><text:span text:style-name="T42"/></text:span></text:p>
      <text:p text:style-name="P25"><text:span text:style-name="Default_20_Paragraph_20_Font"><text:span text:style-name="T42">Finally, our trait-based predictions rely on species-level traits, ignoring intraspecific variation within and across regions. Different environmental conditions and co-evolutionary dynamics can lead to shifts in trait-interaction relationships if the shifts in the traits of prey and predators are asymmetric (Gomulkiewicz et al., 2000). It is reasonable to believe that intraspecific variation is less important in regional and potential food webs than local and realized food webs, but future studies would need to evaluate the extent and scale to which co-evolutionary dynamics influence trait-based predictions of trophic interactions and food webs.</text:span></text:span></text:p>
      <text:p text:style-name="P26"><text:soft-page-break/></text:p>
      <text:p text:style-name="P30">Future directions</text:p>
      <text:p text:style-name="P30">- <text:span text:style-name="T17">Combining predictions of properties and interactions</text:span></text:p>
      <text:p text:style-name="P26">- Test the role of each process</text:p>
      <text:p text:style-name="P26">- Expand to other type of ecological networks</text:p>
      <text:p text:style-name="P13"/>
      <text:h text:style-name="P2" text:outline-level="2">Seasonal <text:span text:style-name="T2">bird </text:span>biogeography</text:h>
      <text:p text:style-name="P5"><text:span text:style-name="T15">Every year, almost 20% of the world’s bird species migrate, </text:span><text:span text:style-name="T12">sometimes over thousands of kilometres,</text:span><text:span text:style-name="T15"> in response to seasonal variation</text:span><text:span text:style-name="T13">s</text:span><text:span text:style-name="T15"> in the environment </text:span><text:reference-mark-start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Kirby et al., 2008)</text:span><text:reference-mark-end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 This proportion of migrators raise to much higher numbers highly seasonal environments. </text:span><text:span text:style-name="T12">This extraordinary adaptation to seasonality </text:span><text:span text:style-name="T14">presumably </text:span><text:span text:style-name="T12">evolved to</text:span><text:span text:style-name="T15"> maintain fidelity to breeding grounds, while escaping harsh conditions </text:span><text:reference-mark-start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Winger et al., 2019)</text:span><text:reference-mark-end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 Compared to other strategy, migration has the advantage to allow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38"/>
      <text:p text:style-name="P39">Migration comes also with the dependence to many habitat, and the ability to move between these habitats. Migratory species are thus exposed to different levels of stress and protection throughout their life cycle. This could be one of the reason why migratory birds are declining at much higher rates than resident species. In Chapter 4, I ask whether the level of human impact <text:soft-page-break/>and protection at different season explain variations in trends among North American bird species. I also explore<text:span text:style-name="T37">d</text:span> the traits of species that are especially vulnerable to decline.</text:p>
      <text:p text:style-name="P15"/>
      <text:p text:style-name="P30">Findings <text:span text:style-name="T54">and implications</text:span></text:p>
      <text:p text:style-name="P37"><text:span text:style-name="T38">Our results support the hypothesis the energetic trade-off between movement within their climatic niche and geographic space that migratory birds need to balance, and that their traits influence this. The causality of this trait-migratory strategy remains unclear: did traits evolved to favor their migratory strategy, or did migratory strategy evolved as a response to bird traits. </text:span><text:span text:style-name="T39">With climate change shifting seasonal dynamics, the traits that favour movement in climatic niche space over geographic space could be more endangered. </text:span></text:p>
      <text:p text:style-name="P17"/>
      <text:p text:style-name="P40">The bird communities showed a large variation in structure across the continent and seasons, <text:span text:style-name="T39">b</text:span>oth <text:span text:style-name="T39">in terms of taxonomic diversity and also traits. It therefore essential to understand the seasonal dynamics of bird communities to better protect, and anticipate changes in functioning. Some of the ecogeographical rules only stand for some species and seaons, giving insights into how those spatial structures might arise. For example, ... </text:span></text:p>
      <text:p text:style-name="P40"/>
      <text:p text:style-name="P42">We found that migration was especially crucial period in understanding which species might decline. In contrast, most conservation efforts concentrate to protect breeding or nonbreeding of species ranges. Yet, staging and stopovers are a critical period of a bird’s life cycle. Being already stressed by energetic cost of migration, migrating birds might be especially vulnerable to disturbances. Our results support this hypothesis. Our results also suggest that urban species <text:soft-page-break/>(breeding in more human impacted areas) are declining less than non-urban tolerant species. This suggest an urbanization of bird communities.</text:p>
      <text:p text:style-name="P17"/>
      <text:p text:style-name="P42">Overall, results from chapter 3 and 4 support the call for studies of the full annual cycle of species. Bird ecology would benefit by ... Conservation efforst need to consider the full migratory network of birds to better protect it. This is especially crucial given that migratory birds are declining worldwide, and that seasonal dynamics are rapidly changing with global change.</text:p>
      <text:p text:style-name="P32"/>
      <text:p text:style-name="P32">Limitations and future directions</text:p>
      <text:p text:style-name="P41"/>
      <text:p text:style-name="P15"/>
      <text:p text:style-name="P30">Limitations</text:p>
      <text:p text:style-name="P27"/>
      <text:p text:style-name="P27">- Niche in migration season</text:p>
      <text:p text:style-name="P27">- Using cumulative impact vs specific threats to species</text:p>
      <text:p text:style-name="P31"><text:span text:style-name="T20">- Grinnel niche movements</text:span><text:span text:style-name="T17"><text:line-break/></text:span></text:p>
      <text:p text:style-name="P30">Future directions</text:p>
      <text:p text:style-name="P26">- <text:span text:style-name="T32">Integration of the niche concept in seasonal environment</text:span></text:p>
      <text:p text:style-name="P26">- <text:span text:style-name="T32">Eltonian dimensions of niche</text:span></text:p>
      <text:p text:style-name="P26"><text:soft-page-break/>- <text:span text:style-name="T32">Identify threats</text:span></text:p>
      <text:p text:style-name="P38"><text:span text:style-name="T17">- </text:span><text:span text:style-name="T20">Prioritisation based on seasonal distributions</text:span></text:p>
      <text:p text:style-name="P15"/>
      <text:h text:style-name="P4" text:outline-level="2">Conclusio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3.2$Linux_X86_64 LibreOffice_project/420$Build-2</meta:generator>
    <dc:date>2024-05-24T11:28:22.949496565</dc:date>
    <dc:creator>Dominique Caron</dc:creator>
    <meta:editing-duration>PT4H20M8S</meta:editing-duration>
    <meta:editing-cycles>20</meta:editing-cycles>
    <meta:document-statistic meta:table-count="1" meta:image-count="0" meta:object-count="0" meta:page-count="12" meta:paragraph-count="81" meta:word-count="2482" meta:character-count="16766" meta:non-whitespace-character-count="14353"/>
  </office:meta>
</office:document-meta>
</file>